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4e8c9"/>
    </style:style>
    <style:style style:name="P3" style:family="paragraph" style:parent-style-name="Text_20_body">
      <style:paragraph-properties fo:line-height="150%"/>
      <style:text-properties style:font-name="Calibri" fo:font-size="16pt" fo:font-weight="bold"/>
    </style:style>
    <style:style style:name="P4" style:family="paragraph" style:parent-style-name="Text_20_body">
      <style:paragraph-properties fo:line-height="150%"/>
      <style:text-properties style:font-name="Calibri" fo:font-size="10pt"/>
    </style:style>
    <style:style style:name="P5" style:family="paragraph" style:parent-style-name="Text_20_body">
      <style:paragraph-properties fo:line-height="150%"/>
      <style:text-properties style:font-name="Calibri" fo:font-size="10pt" officeooo:paragraph-rsid="0014e8c9"/>
    </style:style>
    <style:style style:name="P6" style:family="paragraph" style:parent-style-name="Text_20_body">
      <style:paragraph-properties fo:line-height="100%"/>
      <style:text-properties style:font-name="Calibri" fo:font-size="10pt" officeooo:paragraph-rsid="0014e8c9"/>
    </style:style>
    <style:style style:name="P7" style:family="paragraph" style:parent-style-name="Text_20_body">
      <style:paragraph-properties fo:line-height="150%"/>
      <style:text-properties style:font-name="Calibri" fo:font-size="11pt"/>
    </style:style>
    <style:style style:name="P8" style:family="paragraph" style:parent-style-name="Text_20_body">
      <style:paragraph-properties fo:line-height="100%"/>
      <style:text-properties style:font-name="Calibri" fo:font-size="10pt" officeooo:paragraph-rsid="0014e8c9"/>
    </style:style>
    <style:style style:name="T1" style:family="text">
      <style:text-properties style:font-name="Calibri" fo:font-size="10pt"/>
    </style:style>
    <style:style style:name="T2" style:family="text">
      <style:text-properties style:font-name="Calibri" fo:font-size="10pt" officeooo:rsid="0014e8c9"/>
    </style:style>
    <style:style style:name="T3" style:family="text">
      <style:text-properties officeooo:rsid="00157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BornHack <text:span text:style-name="T3">ApS</text:span> Online Shop Order Cancellation Form </text:p>
      <text:p text:style-name="P6">This form can be used to cancel orders for items purchased from the BornHack <text:span text:style-name="T3">ApS</text:span> Online Shop, by returning it by email to info@bornhack.dk or by ordinary mail to BornHack <text:span text:style-name="T3">ApS</text:span>, Skelbyvej 147, Næsby, 4171 Glumsø, Denmark. </text:p>
      <text:p text:style-name="P6">For further information on when and how you may cancel an order, please visit our Terms and Conditions at bornhack.org. </text:p>
      <text:p text:style-name="P2"><text:span text:style-name="T1">I hereby give notice that I cancel my </text:span><text:span text:style-name="T2">purchase</text:span><text:span text:style-name="T1"> of the following order:</text:span></text:p>
      <text:p text:style-name="P5">Your name:</text:p>
      <text:p text:style-name="P5">Your address:</text:p>
      <text:p text:style-name="P5">Ordered / received on: </text:p>
      <text:p text:style-name="P5">Order ID:</text:p>
      <text:p text:style-name="P5">Product name(s):</text:p>
      <text:p text:style-name="P5">Reason for cancellation (optional): </text:p>
      <text:p text:style-name="P4"/>
      <text:p text:style-name="P4"/>
      <text:p text:style-name="P7">Signature: ______________________ </text:p>
      <text:p text:style-name="P7"/>
      <text:p text:style-name="P7">Date: ________________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2T17:21:17.160762767</meta:creation-date>
    <dc:date>2021-10-26T21:39:03.579237589</dc:date>
    <meta:editing-duration>PT9M29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12" meta:word-count="97" meta:character-count="623" meta:non-whitespace-character-count="531"/>
  </office:meta>
</office:document-meta>
</file>